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76.4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247.53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a9d18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d0cece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e699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Hyperlink" style:data-style-name="N0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Hyperlink" style:data-style-name="N0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ETUP</text:p>
            <text:p>DISINFECTON BOX v2</text:p>
          </table:table-cell>
          <table:table-cell table:style-name="ce5" office:value-type="string" calcext:value-type="string">
            <text:p>STUFF</text:p>
          </table:table-cell>
          <table:table-cell table:style-name="ce7" office:value-type="string" calcext:value-type="string">
            <text:p>Quantity</text:p>
          </table:table-cell>
          <table:table-cell table:style-name="ce5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DUINO SETUP</text:p>
          </table:table-cell>
          <table:table-cell table:style-name="ce2" office:value-type="string" calcext:value-type="string">
            <text:p>Arduino board (Seeeduino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Seeeduino-V4-2-p-2517.html" xlink:type="simple">https://www.seeedstudio.com/Seeeduino-V4-2-p-2517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prototyping shiel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Protoshield-Kit-for-Arduino-p-318.html" xlink:type="simple">https://www.seeedstudio.com/Protoshield-Kit-for-Arduino-p-318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LCD displa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LCD-16-2-Characters-Green-Yellow-back-light-p-62.html" xlink:type="simple">https://www.seeedstudio.com/LCD-16-2-Characters-Green-Yellow-back-light-p-62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LCD display (alternative)</text:p>
          </table:table-cell>
          <table:table-cell table:style-name="ce8"/>
          <table:table-cell table:style-name="ce12" office:value-type="string" calcext:value-type="string">
            <text:p><text:a xlink:href="https://www.seeedstudio.com/Grove-16x2-LCD-White-on-Blue.html" xlink:type="simple">https://www.seeedstudio.com/Grove-16x2-LCD-White-on-Blue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Light senso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Grove-Light-Sensor-p-1253.html" xlink:type="simple">https://www.seeedstudio.com/Grove-Light-Sensor-p-1253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temperature &amp; humidity sensor DHT2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Grove-Temperature-Humidity-Sensor-Pro-AM2302-DHT22.html" xlink:type="simple">https://www.seeedstudio.com/Grove-Temperature-Humidity-Sensor-Pro-AM2302-DHT22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Rela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<text:a xlink:href="https://www.seeedstudio.com/Grove-SPDT-Relay-30A.html" xlink:type="simple">https://www.seeedstudio.com/Grove-SPDT-Relay-30A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12mm Domed Push Button Pack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12mm-Domed-Push-Button-Pack-p-1304.html" xlink:type="simple">https://www.seeedstudio.com/12mm-Domed-Push-Button-Pack-p-1304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Buzz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Grove-Buzzer.html" xlink:type="simple">https://www.seeedstudio.com/Grove-Buzzer.html</text:a>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Grove - 4 pin Male Jumper to </text:p>
            <text:p>Grove 4 pin Conversion Cable (5 PCs per Pack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Grove-4-pin-Male-Jumper-to-Grove-4-pin-Conversion-Cable-5-PCs-per-Pack.html" xlink:type="simple">https://www.seeedstudio.com/Grove-4-pin-Male-Jumper-to-Grove-4-pin-Conversion-Cable-5-PCs-per-Pack.html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wall adapter supply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<text:a xlink:href="https://www.seeedstudio.com/Wall-Adapter-Power-Supply-12VDC-1-2A-Includes-5-adapter-plugs.html" xlink:type="simple">https://www.seeedstudio.com/Wall-Adapter-Power-Supply-12VDC-1-2A-Includes-5-adapter-plugs.html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ECTRIC SETUP</text:p>
          </table:table-cell>
          <table:table-cell table:style-name="ce3" office:value-type="string" calcext:value-type="string">
            <text:p>Miniature Basic Switch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rs-online.com/web/p/microrupteurs/6822786/" xlink:type="simple">https://fr.rs-online.com/web/p/microrupteurs/6822786/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manual switch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rs-online.com/web/p/interrupteurs-a-bascule/1858229/" xlink:type="simple">https://fr.rs-online.com/web/p/interrupteurs-a-bascule/1858229/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UV-C lamp &amp; Ballast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www.aqua-store.fr/filtre-sterelisateur-uv-aquarium/9731-aqua-nova-steriliser-36-w-filtre-uv-pour-aquarium-5907747866294.html" xlink:type="simple">https://www.aqua-store.fr/filtre-sterelisateur-uv-aquarium/9731-aqua-nova-steriliser-36-w-filtre-uv-pour-aquarium-5907747866294.html</text:a>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 calcext:value-type="string">
            <text:p>Infra Red Heater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https://fr.trotec.com/shop/radiant-infrarouge-electrique-ir-1200-s.html" xlink:type="simple">https://fr.trotec.com/shop/radiant-infrarouge-electrique-ir-1200-s.html</text:a>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VARIOUS STUFF</text:p>
          </table:table-cell>
          <table:table-cell table:style-name="ce4" office:value-type="string" calcext:value-type="string">
            <text:p>Aluminium tap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<text:a xlink:href="https://fr.rs-online.com/web/p/rubans-aluminium/0176573/" xlink:type="simple">https://fr.rs-online.com/web/p/rubans-aluminium/0176573/</text:a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lockers (2x pack)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<text:a xlink:href="https://fr.rs-online.com/web/p/fermetures-a-bascule/1974110/" xlink:type="simple">https://fr.rs-online.com/web/p/fermetures-a-bascule/1974110/</text:a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hinges (2X pack)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<text:a xlink:href="https://fr.aliexpress.com/item/4000093145544.html" xlink:type="simple">https://fr.aliexpress.com/item/4000093145544.html</text:a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Metal plate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wood</text:p>
          </table:table-cell>
          <table:table-cell table:style-name="ce10" office:value-type="string" calcext:value-type="string">
            <text:p>tbd</text:p>
          </table:table-cell>
          <table:table-cell table:style-name="ce14"/>
          <table:table-cell table:number-columns-repeated="1020"/>
        </table:table-row>
        <table:table-row table:style-name="ro2">
          <table:table-cell table:number-columns-repeated="3"/>
          <table:table-cell table:style-name="ce15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oel</meta:initial-creator>
    <dc:creator>Jean Noël</dc:creator>
    <meta:creation-date>2015-06-05T18:19:34</meta:creation-date>
    <dc:date>2020-06-08T16:09:23</dc:date>
    <meta:generator>LibreOffice/6.1.1.2$MacOSX_X86_64 LibreOffice_project/5d19a1bfa650b796764388cd8b33a5af1f5baa1b</meta:generator>
    <meta:document-statistic meta:table-count="1" meta:cell-count="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